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Quicksand Light" svg:font-family="'Quicksand Ligh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47cce" officeooo:paragraph-rsid="00147cce"/>
    </style:style>
    <style:style style:name="P3" style:family="paragraph" style:parent-style-name="Standard">
      <style:text-properties officeooo:paragraph-rsid="0013a93e"/>
    </style:style>
    <style:style style:name="P4" style:family="paragraph" style:parent-style-name="Standard">
      <style:text-properties officeooo:rsid="00147cce" officeooo:paragraph-rsid="00147cce"/>
    </style:style>
    <style:style style:name="P5" style:family="paragraph" style:parent-style-name="Standard">
      <style:text-properties style:font-name="Liberation Serif" officeooo:rsid="00147cce" officeooo:paragraph-rsid="00147cce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47cce" officeooo:paragraph-rsid="00147cce"/>
    </style:style>
    <style:style style:name="P7" style:family="paragraph" style:parent-style-name="Standard">
      <style:text-properties style:font-name="Liberation Serif" fo:font-size="12pt" officeooo:rsid="0013a93e" officeooo:paragraph-rsid="0013a93e" style:font-size-asian="12pt" style:font-size-complex="12pt"/>
    </style:style>
    <style:style style:name="P8" style:family="paragraph" style:parent-style-name="Standard">
      <style:text-properties style:font-name="Liberation Serif" fo:font-size="12pt" fo:font-weight="bold" officeooo:rsid="00147cce" officeooo:paragraph-rsid="00147cce" style:font-size-asian="12pt" style:font-weight-asian="bold" style:font-size-complex="12pt" style:font-weight-complex="bold"/>
    </style:style>
    <style:style style:name="T1" style:family="text">
      <style:text-properties officeooo:rsid="0013a93e"/>
    </style:style>
    <style:style style:name="T2" style:family="text">
      <style:text-properties officeooo:rsid="00147cce"/>
    </style:style>
    <style:style style:name="T3" style:family="text">
      <style:text-properties style:text-position="super 58%" officeooo:rsid="00147cce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673d4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673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eading &amp; Writing</text:span><text:span text:style-name="T1"> | </text:span><text:span text:style-name="T2">3</text:span><text:span text:style-name="T3">rd</text:span><text:span text:style-name="T2"> </text:span><text:span text:style-name="T1">Quarter</text:span></text:p>
      <text:p text:style-name="P2">Written Work # 1</text:p>
      <text:p text:style-name="P1">February 14 2021</text:p>
      <text:p text:style-name="P4">Page 114</text:p>
      <text:p text:style-name="P7"/>
      <text:p text:style-name="P8">You Complete Me</text:p>
      <text:p text:style-name="P5">Read the topic sentence and the first supporting detail of each paragraph. Complete 1 of the 3 paragraphs by adding details to support the topic sentence and to persuade the teacher.</text:p>
      <text:p text:style-name="P5"/>
      <text:p text:style-name="P5"><text:span text:style-name="T5">Paragraph</text:span>:</text:p>
      <text:p text:style-name="P5"/>
      <text:p text:style-name="P6"><text:tab/>Homework is an essential part of the learning process. First, it gives students additional practice of skills covered in class. <text:span text:style-name="T8">Second, it trains students to do the same work, in the same attitude, but in different environments. And thir</text:span><text:span text:style-name="T9">d</text:span><text:span text:style-name="T8">, </text:span><text:span text:style-name="T9">it also trains students’ punctuality and persevera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Quicksand Light" svg:font-family="'Quicksand Ligh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5:15:27.360528241</meta:creation-date>
    <dc:date>2021-02-14T15:27:12.036858640</dc:date>
    <meta:editing-duration>PT1M2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96" meta:character-count="573" meta:non-whitespace-character-count="484"/>
  </office:meta>
</office:document-meta>
</file>